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3.002cm" style:rel-width="100%" style:page-number="auto" fo:break-before="auto" fo:break-after="auto" table:align="center" style:writing-mode="page"/>
    </style:style>
    <style:style style:name="Таблица50.A" style:family="table-column">
      <style:table-column-properties style:column-width="13.002cm" style:rel-column-width="7371*"/>
    </style:style>
    <style:style style:name="Таблица5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1" style:family="table">
      <style:table-properties style:width="13.002c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.498cm" style:rel-column-width="3684*"/>
    </style:style>
    <style:style style:name="Таблица1.B" style:family="table-column">
      <style:table-column-properties style:column-width="6.503cm" style:rel-column-width="368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1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51" style:family="table" style:master-page-name="Титул_20_английский">
      <style:table-properties style:width="13.002cm" style:rel-width="100%" style:page-number="auto" fo:break-before="auto" fo:break-after="auto" table:align="center" style:writing-mode="page"/>
    </style:style>
    <style:style style:name="Таблица51.A" style:family="table-column">
      <style:table-column-properties style:column-width="13.002cm" style:rel-column-width="7371*"/>
    </style:style>
    <style:style style:name="Таблица51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.002c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.498cm" style:rel-column-width="3684*"/>
    </style:style>
    <style:style style:name="Таблица2.B" style:family="table-column">
      <style:table-column-properties style:column-width="6.503cm" style:rel-column-width="368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P2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829447" style:font-size-asian="10pt" style:font-size-complex="10pt"/>
    </style:style>
    <style:style style:name="P3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4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0.3cm" fo:text-align="center" style:justify-single-word="false" style:writing-mode="page"/>
      <style:text-properties fo:font-size="9pt" officeooo:rsid="016baf6f" officeooo:paragraph-rsid="016baf6f" style:font-size-asian="9pt" style:font-size-complex="9pt"/>
    </style:style>
    <style:style style:name="P6" style:family="paragraph" style:parent-style-name="Standard">
      <style:paragraph-properties fo:margin-top="0cm" fo:margin-bottom="0cm" loext:contextual-spacing="false" fo:line-height="0.3cm" fo:text-align="center" style:justify-single-word="false" style:writing-mode="page"/>
      <style:text-properties fo:font-size="9pt" officeooo:rsid="01829447" officeooo:paragraph-rsid="01829447" style:font-size-asian="9pt" style:font-size-complex="9pt"/>
    </style:style>
    <style:style style:name="P7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P8" style:family="paragraph" style:parent-style-name="Первая_20_страница">
      <style:paragraph-properties fo:line-height="100%"/>
      <style:text-properties officeooo:paragraph-rsid="01829447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10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1" style:family="paragraph" style:parent-style-name="Footer">
      <style:text-properties fo:font-size="8pt" officeooo:rsid="00dbd734" officeooo:paragraph-rsid="01a08e99" style:font-size-asian="8pt" style:font-size-complex="8pt"/>
    </style:style>
    <style:style style:name="P12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3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P14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5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6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19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a0a580" style:font-style-asian="normal" style:font-style-complex="normal"/>
    </style:style>
    <style:style style:name="P20" style:family="paragraph" style:parent-style-name="Верхний_20_колонтитул_20_пра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P21" style:family="paragraph" style:parent-style-name="Верхний_20_колонтитул_20_ле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italic" officeooo:rsid="013b4ce1" officeooo:paragraph-rsid="01a0a580" style:font-style-asian="italic" style:font-style-complex="italic"/>
    </style:style>
    <style:style style:name="P22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language="en" fo:country="US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3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4" style:family="paragraph" style:parent-style-name="Standard">
      <style:paragraph-properties fo:line-height="0.847cm"/>
      <style:text-properties fo:font-weight="bold" officeooo:paragraph-rsid="0058f8b8" style:font-weight-asian="bold" style:font-weight-complex="bold"/>
    </style:style>
    <style:style style:name="P25" style:family="paragraph" style:parent-style-name="Standard">
      <style:paragraph-properties fo:line-height="150%"/>
      <style:text-properties style:font-name="Liberation Serif5" fo:font-size="9pt" officeooo:paragraph-rsid="0058f8b8" style:font-size-asian="9pt" style:font-size-complex="9pt"/>
    </style:style>
    <style:style style:name="P26" style:family="paragraph" style:parent-style-name="Standard">
      <style:text-properties style:font-name="Liberation Serif5" fo:font-size="9pt" officeooo:paragraph-rsid="015db5f0" style:font-size-asian="9pt" style:font-size-complex="9pt"/>
    </style:style>
    <style:style style:name="P27" style:family="paragraph" style:parent-style-name="Standard">
      <style:paragraph-properties fo:line-height="100%"/>
      <style:text-properties style:font-name="Liberation Serif5" fo:font-size="9pt" fo:language="en" fo:country="US" officeooo:rsid="015db5f0" officeooo:paragraph-rsid="018a1a2d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Liberation Serif5" fo:font-size="9pt" fo:language="en" fo:country="US" officeooo:rsid="018a1a2d" officeooo:paragraph-rsid="018a1a2d" style:font-size-asian="9pt" style:font-size-complex="9pt"/>
    </style:style>
    <style:style style:name="P29" style:family="paragraph" style:parent-style-name="Standard">
      <style:paragraph-properties fo:line-height="0.388cm"/>
    </style:style>
    <style:style style:name="P30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name-complex="Liberation Serif"/>
    </style:style>
    <style:style style:name="P31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size-complex="8pt"/>
    </style:style>
    <style:style style:name="P32" style:family="paragraph" style:parent-style-name="Standard">
      <style:paragraph-properties fo:margin-top="0.212cm" fo:margin-bottom="0cm" loext:contextual-spacing="false" fo:line-height="0.388cm"/>
      <style:text-properties fo:font-size="8pt" officeooo:paragraph-rsid="0058f8b8" style:font-size-asian="8pt"/>
    </style:style>
    <style:style style:name="P33" style:family="paragraph" style:parent-style-name="Standard">
      <style:paragraph-properties fo:margin-top="0.212cm" fo:margin-bottom="0cm" loext:contextual-spacing="false" fo:line-height="0.388cm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4" style:family="paragraph" style:parent-style-name="Standard">
      <style:paragraph-properties fo:margin-top="0.212cm" fo:margin-bottom="0cm" loext:contextual-spacing="false" fo:line-height="0.388cm" fo:text-align="start" style:justify-single-word="false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5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align="justify" style:justify-single-word="false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6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7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officeooo:paragraph-rsid="018cd58a"/>
    </style:style>
    <style:style style:name="P38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9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f0425" style:font-size-asian="10pt" style:font-size-complex="10pt" style:text-scale="96%"/>
    </style:style>
    <style:style style:name="P40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align="justify" style:justify-single-word="false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41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officeooo:paragraph-rsid="018cd58a"/>
    </style:style>
    <style:style style:name="P42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style:page-number="auto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43" style:family="paragraph" style:parent-style-name="Text_20_body">
      <loext:graphic-properties draw:fill="none" draw:fill-image-width="0cm" draw:fill-image-height="0cm"/>
      <style:paragraph-properties fo:margin-left="0cm" fo:margin-right="0cm" fo:margin-top="0.199cm" fo:margin-bottom="0.199cm" loext:contextual-spacing="false" fo:line-height="0.388cm" fo:text-align="center" style:justify-single-word="false" fo:text-indent="0.7cm" style:auto-text-indent="false" fo:background-color="transparent" style:writing-mode="page"/>
      <style:text-properties style:font-name="Liberation Serif5" fo:font-size="11pt" fo:font-weight="bold" officeooo:paragraph-rsid="018cd58a" style:font-size-asian="11pt" style:font-weight-asian="bold" style:font-size-complex="11pt" style:text-scale="96%"/>
    </style:style>
    <style:style style:name="P44" style:family="paragraph" style:parent-style-name="Standard">
      <style:paragraph-properties fo:margin-top="0.3cm" fo:margin-bottom="0cm" loext:contextual-spacing="false" fo:line-height="100%" fo:text-align="center" style:justify-single-word="false" style:writing-mode="page"/>
      <style:text-properties fo:text-transform="uppercase" fo:font-size="11pt" fo:font-weight="bold" officeooo:paragraph-rsid="01a6d011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0.3cm" fo:margin-bottom="0cm" loext:contextual-spacing="false" fo:line-height="100%" fo:text-align="center" style:justify-single-word="false" style:writing-mode="page"/>
      <style:text-properties fo:text-transform="uppercase" fo:font-size="11pt" fo:font-weight="bold" officeooo:rsid="01829447" officeooo:paragraph-rsid="01a6d011" style:font-size-asian="11pt" style:font-weight-asian="bold" style:font-size-complex="11pt" style:font-weight-complex="bold"/>
    </style:style>
    <style:style style:name="P46" style:family="paragraph" style:parent-style-name="Информация_20_о_20_журнале">
      <style:paragraph-properties fo:margin-left="0.15cm" fo:margin-right="0cm" fo:text-indent="0cm" style:auto-text-indent="false" style:writing-mode="page"/>
    </style:style>
    <style:style style:name="P47" style:family="paragraph" style:parent-style-name="Информация_20_о_20_журнале">
      <loext:graphic-properties draw:fill="none"/>
      <style:paragraph-properties fo:margin-left="0.15cm" fo:margin-right="0cm" fo:text-indent="0cm" style:auto-text-indent="false" fo:background-color="transparent" style:writing-mode="page"/>
    </style:style>
    <style:style style:name="P48" style:family="paragraph" style:parent-style-name="Информация_20_о_20_журнале">
      <style:paragraph-properties fo:margin-left="0.15cm" fo:margin-right="0cm" fo:text-indent="0cm" style:auto-text-indent="false" style:writing-mode="page"/>
      <style:text-properties officeooo:rsid="0150feda" officeooo:paragraph-rsid="01888c1c"/>
    </style:style>
    <style:style style:name="P49" style:family="paragraph" style:parent-style-name="Информация_20_о_20_журнале">
      <loext:graphic-properties draw:fill="none"/>
      <style:paragraph-properties fo:margin-left="0.15cm" fo:margin-right="0cm" fo:margin-top="0cm" fo:margin-bottom="0cm" loext:contextual-spacing="false" fo:text-indent="0cm" style:auto-text-indent="false" fo:background-color="transparent" style:writing-mode="page"/>
      <style:text-properties officeooo:paragraph-rsid="0171b06e"/>
    </style:style>
    <style:style style:name="P50" style:family="paragraph" style:parent-style-name="Информация_20_о_20_журнале">
      <style:paragraph-properties fo:margin-left="0.15cm" fo:margin-right="0cm" fo:margin-top="0cm" fo:margin-bottom="0cm" loext:contextual-spacing="false" fo:text-indent="0cm" style:auto-text-indent="false" style:writing-mode="page"/>
      <style:text-properties officeooo:rsid="0150feda" officeooo:paragraph-rsid="01888c1c"/>
    </style:style>
    <style:style style:name="P51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</style:style>
    <style:style style:name="P52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style:text-scale="96%"/>
    </style:style>
    <style:style style:name="P53" style:family="paragraph" style:parent-style-name="Информация_20_о_20_журнале">
      <style:paragraph-properties fo:margin-left="0cm" fo:margin-right="0.15cm" fo:text-indent="0cm" style:auto-text-indent="false" style:writing-mode="page"/>
      <style:text-properties officeooo:paragraph-rsid="01888c1c"/>
    </style:style>
    <style:style style:name="P54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888c1c"/>
    </style:style>
    <style:style style:name="P55" style:family="paragraph" style:parent-style-name="Информация_20_о_20_журнале">
      <loext:graphic-properties draw:fill="none"/>
      <style:paragraph-properties fo:margin-left="0cm" fo:margin-right="0.15cm" fo:margin-top="0cm" fo:margin-bottom="0cm" loext:contextual-spacing="false" fo:text-indent="0cm" style:auto-text-indent="false" fo:background-color="transparent" style:writing-mode="page"/>
    </style:style>
    <style:style style:name="P56" style:family="paragraph" style:parent-style-name="Информация_20_о_20_журнале">
      <style:paragraph-properties fo:margin-left="0cm" fo:margin-right="0.15cm" fo:margin-top="0cm" fo:margin-bottom="0cm" loext:contextual-spacing="false" fo:text-indent="0cm" style:auto-text-indent="false" style:writing-mode="page"/>
      <style:text-properties officeooo:paragraph-rsid="01888c1c"/>
    </style:style>
    <style:style style:name="P57" style:family="paragraph" style:parent-style-name="Информация_20_о_20_журнале">
      <style:paragraph-properties fo:margin-left="0cm" fo:margin-right="0.15cm" fo:margin-top="0cm" fo:margin-bottom="0cm" loext:contextual-spacing="false" fo:text-indent="0cm" style:auto-text-indent="false" style:writing-mode="page"/>
      <style:text-properties officeooo:paragraph-rsid="01888c1c" style:text-scale="92%"/>
    </style:style>
    <style:style style:name="P58" style:family="paragraph" style:parent-style-name="Standard">
      <style:paragraph-properties fo:margin-top="0.48cm" fo:margin-bottom="0.18cm" loext:contextual-spacing="false" fo:line-height="0.617c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59" style:family="paragraph" style:parent-style-name="Standard">
      <style:paragraph-properties fo:margin-top="0.48cm" fo:margin-bottom="0.18cm" loext:contextual-spacing="false" fo:line-height="0.617cm" fo:text-align="center" style:justify-single-word="false" style:writing-mode="page"/>
      <style:text-properties fo:font-size="9pt" fo:font-style="normal" fo:font-weight="bold" officeooo:rsid="01829447" officeooo:paragraph-rsid="01829447" style:font-size-asian="9pt" style:font-style-asian="normal" style:font-weight-asian="bold" style:font-size-complex="9pt" style:font-style-complex="normal" style:font-weight-complex="bold"/>
    </style:style>
    <style:style style:name="P60" style:family="paragraph" style:parent-style-name="Standard">
      <style:paragraph-properties fo:margin-top="0cm" fo:margin-bottom="0.212cm" loext:contextual-spacing="false" fo:line-height="0.388cm" fo:text-align="start" style:justify-single-word="false"/>
      <style:text-properties style:font-name="Liberation Serif5" fo:font-size="9pt" officeooo:paragraph-rsid="018a89c5" style:font-size-asian="9pt" style:font-size-complex="9pt"/>
    </style:style>
    <style:style style:name="P61" style:family="paragraph" style:parent-style-name="Standard">
      <style:paragraph-properties fo:margin-top="0cm" fo:margin-bottom="0.212cm" loext:contextual-spacing="false" fo:line-height="0.388cm"/>
      <style:text-properties style:font-name="Liberation Serif5" fo:font-size="9pt" fo:font-style="italic" officeooo:paragraph-rsid="0058f8b8" style:font-size-asian="9pt" style:font-style-asian="italic" style:font-name-complex="Liberation Serif" style:font-size-complex="9pt"/>
    </style:style>
    <style:style style:name="P62" style:family="paragraph" style:parent-style-name="Редколлегия">
      <style:text-properties officeooo:rsid="0184a2fd" officeooo:paragraph-rsid="0184a2fd"/>
    </style:style>
    <style:style style:name="P63" style:family="paragraph" style:parent-style-name="Редколлегия">
      <style:text-properties officeooo:paragraph-rsid="0184a2fd"/>
    </style:style>
    <style:style style:name="P64" style:family="paragraph" style:parent-style-name="Редколлегия">
      <style:paragraph-properties fo:margin-top="0cm" fo:margin-bottom="1.401cm" loext:contextual-spacing="false"/>
    </style:style>
    <style:style style:name="P65" style:family="paragraph" style:parent-style-name="Редколлегия">
      <style:paragraph-properties fo:margin-top="0cm" fo:margin-bottom="1.401cm" loext:contextual-spacing="false"/>
      <style:text-properties officeooo:rsid="0184a2fd" officeooo:paragraph-rsid="0184a2fd"/>
    </style:style>
    <style:style style:name="P66" style:family="paragraph" style:parent-style-name="Standard">
      <loext:graphic-properties draw:fill-image-width="0cm" draw:fill-image-height="0cm"/>
      <style:paragraph-properties fo:margin-top="0.349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695a52" officeooo:paragraph-rsid="01a6d011" style:font-size-asian="24pt" style:font-weight-asian="bold" style:font-size-complex="24pt" style:font-weight-complex="bold"/>
    </style:style>
    <style:style style:name="P67" style:family="paragraph" style:parent-style-name="Standard">
      <loext:graphic-properties draw:fill-image-width="0cm" draw:fill-image-height="0cm"/>
      <style:paragraph-properties fo:margin-top="0.349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829447" officeooo:paragraph-rsid="01a6d011" style:font-size-asian="24pt" style:font-weight-asian="bold" style:font-size-complex="24pt" style:font-weight-complex="bold"/>
    </style:style>
    <style:style style:name="P68" style:family="paragraph" style:parent-style-name="Standard">
      <style:paragraph-properties fo:margin-top="0.529cm" fo:margin-bottom="0cm" loext:contextual-spacing="false" fo:line-height="0.617cm" fo:text-align="center" style:justify-single-word="false" style:writing-mode="page"/>
      <style:text-properties fo:font-size="9pt" fo:font-weight="bold" officeooo:rsid="016baf6f" officeooo:paragraph-rsid="016baf6f" style:font-size-asian="9pt" style:font-weight-asian="bold" style:font-size-complex="9pt" style:font-weight-complex="bold"/>
    </style:style>
    <style:style style:name="P69" style:family="paragraph" style:parent-style-name="Standard">
      <style:paragraph-properties fo:margin-top="0.529cm" fo:margin-bottom="0cm" loext:contextual-spacing="false" fo:line-height="0.617cm" fo:text-align="center" style:justify-single-word="false" style:writing-mode="page"/>
      <style:text-properties officeooo:paragraph-rsid="01829447"/>
    </style:style>
    <style:style style:name="P70" style:family="paragraph" style:parent-style-name="Standard">
      <loext:graphic-properties draw:fill-image-width="0cm" draw:fill-image-height="0cm"/>
      <style:paragraph-properties fo:margin-top="0.39cm" fo:margin-bottom="0.15cm" loext:contextual-spacing="false" fo:line-height="100%" fo:text-align="center" style:justify-single-word="false" fo:padding="0c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30c4b5" officeooo:paragraph-rsid="01a6d0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>
      <loext:graphic-properties draw:fill-image-width="0cm" draw:fill-image-height="0cm"/>
      <style:paragraph-properties fo:margin-top="0.3cm" fo:margin-bottom="0.259cm" loext:contextual-spacing="false" fo:line-height="100%" fo:text-align="center" style:justify-single-word="false" fo:padding="0cm" fo:border="none" style:shadow="none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6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 style:master-page-name="Выпускная_20_страница">
      <style:paragraph-properties fo:margin-left="0cm" fo:margin-right="0cm" fo:line-height="0.847cm" fo:text-indent="0cm" style:auto-text-indent="false" style:page-number="auto" fo:break-before="page"/>
      <style:text-properties fo:font-size="10pt" officeooo:paragraph-rsid="0058f8b8" style:font-size-asian="10pt" style:font-size-complex="10pt"/>
    </style:style>
    <style:style style:name="P73" style:family="paragraph" style:parent-style-name="Text_20_body" style:master-page-name="Первая_20_страница_20_статьи">
      <style:paragraph-properties style:page-number="auto"/>
      <style:text-properties officeooo:paragraph-rsid="01a6d011"/>
    </style:style>
    <style:style style:name="P74" style:family="paragraph" style:parent-style-name="Text_20_body" style:list-style-name="List_20_2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fo:font-weight="bold" officeooo:paragraph-rsid="018cd58a" style:font-size-asian="10pt" style:font-weight-asian="bold" style:font-size-complex="10pt" style:font-weight-complex="bold" style:text-scale="96%"/>
    </style:style>
    <style:style style:name="P75" style:family="paragraph" style:parent-style-name="Text_20_body" style:list-style-name="List_20_2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fo:font-style="italic" fo:font-weight="bold" officeooo:paragraph-rsid="018cd58a" style:font-size-asian="10pt" style:font-style-asian="italic" style:font-weight-asian="bold" style:font-size-complex="10pt" style:font-weight-complex="bold" style:text-scale="96%"/>
    </style:style>
    <style:style style:name="P76" style:family="paragraph" style:parent-style-name="Text_20_body" style:list-style-name="List_20_2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77" style:family="paragraph" style:parent-style-name="Heading_20_2" style:master-page-name="Выпускная_20_страница">
      <style:paragraph-properties fo:margin-top="0cm" fo:margin-bottom="0.3cm" loext:contextual-spacing="false" style:page-number="auto" fo:break-before="page"/>
    </style:style>
    <style:style style:name="P78" style:family="paragraph" style:parent-style-name="Contents_20_1" style:master-page-name="В_20_номере">
      <style:paragraph-properties style:page-number="auto" fo:break-before="page">
        <style:tab-stops/>
      </style:paragraph-properties>
      <style:text-properties officeooo:rsid="0081bba0" officeooo:paragraph-rsid="00f7d3b7"/>
    </style:style>
    <style:style style:name="P79" style:family="paragraph" style:parent-style-name="Contents_20_1" style:master-page-name="Table_20_of_20_contents">
      <style:paragraph-properties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9c3fa3"/>
    </style:style>
    <style:style style:name="T5" style:family="text">
      <style:text-properties officeooo:rsid="009f4cf9"/>
    </style:style>
    <style:style style:name="T6" style:family="text">
      <style:text-properties officeooo:rsid="01829447"/>
    </style:style>
    <style:style style:name="T7" style:family="text">
      <style:text-properties fo:font-size="10pt" officeooo:rsid="01695a52" style:font-size-asian="10pt" style:font-size-complex="10pt"/>
    </style:style>
    <style:style style:name="T8" style:family="text">
      <style:text-properties fo:font-size="10pt" officeooo:rsid="01829447" style:font-size-asian="10pt" style:font-size-complex="10pt"/>
    </style:style>
    <style:style style:name="T9" style:family="text">
      <style:text-properties officeooo:rsid="01a0a580"/>
    </style:style>
    <style:style style:name="T10" style:family="text">
      <style:text-properties officeooo:rsid="01a1c188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84a2fd" style:font-style-asian="italic" style:font-style-complex="italic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20" style:family="text">
      <style:text-properties fo:font-size="9pt" fo:font-style="italic" style:text-underline-style="none" fo:font-weight="normal" officeooo:rsid="01829447" style:font-size-asian="9pt" style:font-style-asian="italic" style:font-weight-asian="normal" style:font-size-complex="9pt" style:font-style-complex="italic" style:font-weight-complex="normal"/>
    </style:style>
    <style:style style:name="T21" style:family="text">
      <style:text-properties fo:font-size="9pt" fo:font-style="normal" style:text-underline-style="none" fo:font-weight="bold" officeooo:rsid="01829447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font-size="9pt" fo:font-style="normal" style:text-underline-style="none" fo:font-weight="normal" officeooo:rsid="01829447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style:font-name="Liberation Serif" fo:font-size="9pt" fo:font-style="italic" style:font-size-asian="9pt" style:font-style-asian="italic" style:font-name-complex="Liberation Serif" style:font-size-complex="9pt"/>
    </style:style>
    <style:style style:name="T24" style:family="text">
      <style:text-properties style:font-name="Liberation Serif" fo:font-size="9pt" fo:font-style="normal" style:font-size-asian="9pt" style:font-style-asian="normal" style:font-name-complex="Liberation Serif" style:font-size-complex="9pt" style:font-style-complex="normal"/>
    </style:style>
    <style:style style:name="T25" style:family="text">
      <style:text-properties fo:font-variant="normal" fo:text-transform="none" fo:font-weight="bold" officeooo:rsid="01829447" style:font-weight-asian="bold" style:font-weight-complex="bold"/>
    </style:style>
    <style:style style:name="T26" style:family="text">
      <style:text-properties style:font-name="Liberation Serif5" fo:font-size="9pt" fo:font-style="normal" style:font-size-asian="9pt" style:font-style-asian="normal" style:font-name-complex="Liberation Serif" style:font-size-complex="9pt" style:font-style-complex="normal"/>
    </style:style>
    <style:style style:name="T27" style:family="text">
      <style:text-properties style:font-name="Liberation Serif5" fo:font-size="9pt" fo:font-style="italic" style:font-size-asian="9pt" style:font-style-asian="italic" style:font-name-complex="Liberation Serif" style:font-size-complex="9pt"/>
    </style:style>
    <style:style style:name="T28" style:family="text">
      <style:text-properties style:font-name="Liberation Serif5" fo:font-size="10pt" style:font-size-asian="10pt" style:font-size-complex="10pt" style:text-scale="96%"/>
    </style:style>
    <style:style style:name="T29" style:family="text">
      <style:text-properties officeooo:rsid="0152e0a9"/>
    </style:style>
    <style:style style:name="T30" style:family="text">
      <style:text-properties officeooo:rsid="015c4aa2"/>
    </style:style>
    <style:style style:name="T31" style:family="text">
      <style:text-properties officeooo:rsid="0171b06e"/>
    </style:style>
    <style:style style:name="T32" style:family="text">
      <style:text-properties officeooo:rsid="0184a2fd"/>
    </style:style>
    <style:style style:name="T33" style:family="text">
      <style:text-properties officeooo:rsid="01888c1c"/>
    </style:style>
    <style:style style:name="T34" style:family="text">
      <style:text-properties officeooo:rsid="018a89c5"/>
    </style:style>
    <style:style style:name="T35" style:family="text">
      <style:text-properties style:font-name-asian="Liberation Serif"/>
    </style:style>
    <style:style style:name="T36" style:family="text">
      <style:text-properties fo:language="en" fo:country="GB"/>
    </style:style>
    <style:style style:name="T37" style:family="text">
      <style:text-properties officeooo:rsid="018a1a2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66">ЭТИЧЕСКАЯ МЫСЛЬ</text:p>
            <text:p text:style-name="P44">Научно-теоретический журнал</text:p>
            <text:p text:style-name="P70"><text:variable-set text:name="Год" office:value-type="float" office:value="2016" style:data-style-name="N0">2016</text:variable-set>. Том <text:variable-set text:name="Том" office:value-type="float" office:value="16" style:data-style-name="N0">16</text:variable-set>. Номер <text:variable-set text:name="Номер" office:value-type="float" office:value="2" style:data-style-name="N0">2</text:variable-set></text:p>
          </table:table-cell>
        </table:table-row>
      </table:table>
      <text:p text:style-name="P68"><text:span text:style-name="T2">Главный редактор </text:span><text:span text:style-name="T3">– </text:span><text:span text:style-name="T14">А.А. Гусейнов</text:span><text:span text:style-name="T3"> (Институт философии РАН, Москва, Россия)</text:span></text:p>
      <text:p text:style-name="P5"><text:span text:style-name="T16">Ответственный секретарь</text:span> – <text:span text:style-name="T12">О.В. Артемьева</text:span> (Институт философии РАН, Москва, Россия)</text:p>
      <text:p text:style-name="P58">Редакционная коллегия</text:p>
      <text:p text:style-name="Редколлегия"><text:span text:style-name="T12">Р.Г. Апресян</text:span> (Институт философии РАН, Москва, Россия)</text:p>
      <text:p text:style-name="Редколлегия"><text:span text:style-name="T12">Йован Бабич</text:span> (Белградский университет, Белград, Сербия)</text:p>
      <text:p text:style-name="Редколлегия"><text:span text:style-name="T12">В.И. Бакштановский</text:span> (Научно-исследовательский институт прикладной этики <text:line-break/>Тюменского государственного нефтегазового университета, Тюмень, Россия)</text:p>
      <text:p text:style-name="Редколлегия"><text:span text:style-name="T12">А.И. Бродский</text:span> (Санкт-Петербургский государственный университет, Санкт-Петербург, Россия)</text:p>
      <text:p text:style-name="Редколлегия"><text:span text:style-name="T12">А.Г. Гаджикурбанов</text:span> (МГУ им. М.В.Ломоносова, Москва, Россия)</text:p>
      <text:p text:style-name="Редколлегия"><text:span text:style-name="T12">Карл-Хенрик Гренхольм</text:span> (Упсальский университет, Упсала, Швеция)</text:p>
      <text:p text:style-name="Редколлегия"><text:span text:style-name="T12">О.П. Зубец</text:span> (Институт философии РАН, Москва, Россия)</text:p>
      <text:p text:style-name="Редколлегия"><text:span text:style-name="T12">А.В. Прокофьев</text:span> (Институт философии РАН, Москва, Россия)</text:p>
      <text:p text:style-name="Редколлегия"><text:span text:style-name="T12">А.П. Скрипник</text:span> (Саровский государственный физико-технический институт, филиал Национального исследовательского ядерного университета МИФИ, Саров, Россия)</text:p>
      <text:p text:style-name="P64"><text:span text:style-name="T12">Роберт Холмс</text:span> (Университет Рочестера, Рочестер, США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1"><text:span text:style-name="T16">Учредитель</text:span> Федеральное государственное бюджетное учреждение науки Институт философии Российской академии наук</text:p>
            <text:p text:style-name="P51"><text:span text:style-name="T16">Периодичность: </text:span>2 раза в год. Выходит с <text:span text:style-name="T31">2000</text:span> г.</text:p>
            <text:p text:style-name="P52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<text:span text:style-name="T31">6</text:span> от 03 апреля 2015 г.</text:p>
            <text:p text:style-name="P55"><text:span text:style-name="T16">Подписной индекс</text:span> в Объединенном каталоге «Пресса России» – 9411<text:span text:style-name="T31">9</text:span></text:p>
          </table:table-cell>
          <table:table-cell table:style-name="Таблица1.B1" office:value-type="string">
            <text:p text:style-name="P46"><text:span text:style-name="T16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47">Публикуемые материалы прошли процедуру рецензирования и экспертного отбора.</text:p>
            <text:p text:style-name="P49"><text:span text:style-name="T16">Адрес редакции:</text:span> Российская Федерация, 109240, г. Москва, ул. Гончарная, д. 12, стр. 1, оф. 41<text:span text:style-name="T31">7</text:span></text:p>
            <text:p text:style-name="P49">Тел.: +7 (495) 697-<text:span text:style-name="T31">9</text:span>3-<text:span text:style-name="T31">78</text:span>; <text:span text:style-name="T31">ethical_thought@mail.ru; сайт: http://iph.ras.ru/em.htm</text:span></text:p>
          </table:table-cell>
        </table:table-row>
      </table:table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67">ETHICAL THOUGHT</text:p>
            <text:p text:style-name="P45">(ETICHESKAYA MYSL’)</text:p>
            <text:p text:style-name="P71"><text:span text:style-name="T16"><text:variable-get text:name="Год" style:data-style-name="N0">2016</text:variable-get></text:span><text:span text:style-name="T25">. Volume </text:span><text:span text:style-name="T25"><text:variable-get text:name="Том" style:data-style-name="N0">16</text:variable-get></text:span><text:span text:style-name="T25">. Number </text:span><text:span text:style-name="T25"><text:variable-get text:name="Номер" style:data-style-name="N0">2</text:variable-get></text:span></text:p>
          </table:table-cell>
        </table:table-row>
      </table:table>
      <text:p text:style-name="P69"><text:span text:style-name="T21">Editor-in-Chief</text:span><text:span text:style-name="T22"> – </text:span><text:span text:style-name="T20">Abdusalam Guseinov</text:span><text:span text:style-name="T22"> (RAS Institute of Philosophy, Moscow, Russia)</text:span></text:p>
      <text:p text:style-name="P6"><text:span text:style-name="T16">Executive editor</text:span> – <text:span text:style-name="T12">Olga Artemyeva</text:span> (RAS Institute of Philosophy, Moscow, Russia)</text:p>
      <text:p text:style-name="P59">Editorial Board</text:p>
      <text:p text:style-name="P62"><text:span text:style-name="T12">Ruben Apressyan</text:span> (RAS Institute of Philosophy, Moscow, Russia)</text:p>
      <text:p text:style-name="P62"><text:span text:style-name="T12">Jovan Babić </text:span>(University of Belgrade, Belgrade, Serbia)</text:p>
      <text:p text:style-name="P63"><text:span text:style-name="T13">Vladimir Bakshtanovsky</text:span><text:span text:style-name="T32"> (Research Institute for Applied Ethics,</text:span> <text:line-break/><text:span text:style-name="T32">Tyumen State Oil and Gas University, Tyumen, Russia)</text:span></text:p>
      <text:p text:style-name="P62"><text:span text:style-name="T12">Alexander Brodsky</text:span> (St. Petersburg University, St. Petersburg, Russia)</text:p>
      <text:p text:style-name="P62"><text:span text:style-name="T12">Aslan Gadzhikurbanov</text:span> (Moscow Lomonosov State University, Moscow, Russia)</text:p>
      <text:p text:style-name="P62"><text:span text:style-name="T12">Carl-Henric Grenholm </text:span>(Uppsala University, Uppsala, Sweden)<text:tab/></text:p>
      <text:p text:style-name="P62"><text:span text:style-name="T12">Robert L. Holmes</text:span> (Rochester, USA)</text:p>
      <text:p text:style-name="P62"><text:span text:style-name="T12">Andrey Prokofiev</text:span> (RAS Institute of Philosophy, Moscow, Russia)</text:p>
      <text:p text:style-name="P63"><text:span text:style-name="T13">Anatoly Skripnik</text:span><text:span text:style-name="T32"> (Sarov Physical and Technical University,<text:line-break/>branch of National Research Nuclear University, Moscow Engineering University, Sarov, Russia)</text:span></text:p>
      <text:p text:style-name="P65"><text:span text:style-name="T12">Olga Zubets</text:span> (RAS Institute of Philosophy, Moscow, Russia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7"><text:span text:style-name="T16">Publisher:</text:span> Institute of Philosophy, Russian Academy of Sciences</text:p>
            <text:p text:style-name="P56">Frequency: 2 times per year</text:p>
            <text:p text:style-name="P53">First issue: 1997 </text:p>
            <text:p text:style-name="P53"><text:span text:style-name="T16">The journal is registered</text:span> with the Federal Service for Su<text:span text:style-name="T29">-</text:span>pervision of Communications, Information Technol<text:span text:style-name="T33">-</text:span>ogy, and Mass Media (Roskomnadzor). The Mass Me<text:span text:style-name="T33">-</text:span>dia Registration Certificate No. FS77-6122<text:span text:style-name="T33">6</text:span> on April 3, 2015</text:p>
            <text:p text:style-name="P54"><text:span text:style-name="T16">Subscription index</text:span> in <text:s/>the United Catalogue “The Russian Press” is 9411<text:span text:style-name="T33">9</text:span></text:p>
          </table:table-cell>
          <table:table-cell table:style-name="Таблица2.B1" office:value-type="string">
            <text:p text:style-name="P48"><text:span text:style-name="T16">Abstracting and Indexing:</text:span> the list of peer-reviewed scientific editions acknowledged by the Higher Attestation Commission of the Ministry of Education and Science of the Russian Federation; Ulrich’s Periodicals Directory</text:p>
            <text:p text:style-name="P48">All materials published in the “<text:span text:style-name="T33">Ethical Though</text:span>” journal undergo peer review process</text:p>
            <text:p text:style-name="P50">Editorial address: 12/1 Goncharnaya Str., Moscow 109240, Russian Federation</text:p>
            <text:p text:style-name="P50">Tel.: +7 (495) <text:span text:style-name="T33">697-93-78</text:span>; e-mail: <text:span text:style-name="T33">ethical_thought@ mail.ru</text:span>; website: http://<text:span text:style-name="T33">iph.ras.ru/em.htm</text:span></text:p>
          </table:table-cell>
        </table:table-row>
      </table:table>
      <text:p text:style-name="P78"/>
      <text:p text:style-name="P79"/>
      <text:p text:style-name="P73"/>
      <text:p text:style-name="P72">Научно-теоретический журнал</text:p>
      <text:p text:style-name="P24"/>
      <text:p text:style-name="P22">Этическая мысль / Ethical Thought</text:p>
      <text:p text:style-name="P23"><text:variable-get text:name="Год" style:data-style-name="N0">2016</text:variable-get>. Том <text:variable-get text:name="Том" style:data-style-name="N0">16</text:variable-get>. Номер <text:variable-get text:name="Номер" style:data-style-name="N0">2</text:variable-get></text:p>
      <text:p text:style-name="P30"/>
      <text:p text:style-name="P33"><text:span text:style-name="T16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33"/>
      <text:p text:style-name="P34">Свидетельство о регистрации СМИ: ПИ No ФС77-6122<text:span text:style-name="T37">6</text:span> от 03 апреля 2015 г.</text:p>
      <text:p text:style-name="P32"/>
      <text:p text:style-name="Standard"><text:span text:style-name="T17">Главный редактор </text:span><text:span text:style-name="T19">А.А. Гусейнов</text:span></text:p>
      <text:p text:style-name="Standard"><text:span text:style-name="T17">Ответственный секретарь</text:span><text:span text:style-name="T18"> О.В. Артемьева</text:span></text:p>
      <text:p text:style-name="Standard"><text:span text:style-name="T17">Научный редактор </text:span><text:span text:style-name="T19">А.В. Прокофьев</text:span></text:p>
      <text:p text:style-name="Standard"><text:span text:style-name="T17">Зав. редакцией </text:span><text:span text:style-name="T19">М.А. Корзо</text:span></text:p>
      <text:p text:style-name="Standard"><text:span text:style-name="T17">Редактор </text:span><text:span text:style-name="T19">Р.С. Платонов</text:span></text:p>
      <text:p text:style-name="P31"/>
      <text:p text:style-name="P29"><text:span text:style-name="T24">Художники: </text:span><text:span text:style-name="T23">О.О. Петина, Ю.А. Аношина</text:span></text:p>
      <text:p text:style-name="P29"><text:span text:style-name="T24">Технический редактор </text:span><text:span text:style-name="T23">Ю.А. Аношина</text:span></text:p>
      <text:p text:style-name="P29"><text:span text:style-name="T24">Корре</text:span><text:span text:style-name="T26">ктор </text:span><text:span text:style-name="T27">И.А. Мальцева</text:span></text:p>
      <text:p text:style-name="P61"/>
      <text:p text:style-name="P60">Подписано в печать с оригинал-макета 00.05.16.<text:line-break/>Формат 70х10<text:span text:style-name="T34">0</text:span> 1/16. Печать офсетная. Гарнитура <text:span text:style-name="T15">Times</text:span> <text:span text:style-name="T15">New</text:span> <text:span text:style-name="T15">Roman</text:span>.<text:line-break/>Усл. печ. л. <text:span text:style-name="T30">12</text:span><text:span text:style-name="T15">,</text:span>0<text:span text:style-name="T15">0</text:span>. Уч.-изд. л.<text:span text:style-name="T34">14,46</text:span>. Тираж 1 000 экз. Заказ № <text:span text:style-name="T30">25</text:span>.</text:p>
      <text:p text:style-name="P60"/>
      <text:p text:style-name="Standard">Оригинал-макет изготовлен в Институте философии РАН<text:line-break/>Компьютерная верстка: <text:span text:style-name="T11">Ю.А. Аношина</text:span></text:p>
      <text:p text:style-name="P25"/>
      <text:p text:style-name="P25">Отпечатано в ЦОП Института философии РАН<text:line-break/>109240, г. Москва, ул. Гончарная, д. 12, стр. 1</text:p>
      <text:p text:style-name="P26"/>
      <text:p text:style-name="P27">Информацию о журнале «История философии» см. на сайте: </text:p>
      <text:p text:style-name="P28">http://iph.ras.ru/em.htm</text:p>
      <text:h text:style-name="P77" text:outline-level="2">Информация для авторов</text:h>
      <text:p text:style-name="P42">Журнал «Этическая мысль» – издание Института философии РАН. Он предназначен для публикации теоретических работ, обсуждения дискуссионных проблем этики, апробации новых идей. В журнале публикуются статьи по теории и истории морали, истории моральной философии, нормативно-этическим проблемам как общего, так и прикладного характера, аналитические обзоры и рецензии. Приветствуются полемические статьи.</text:p>
      <text:p text:style-name="P38">К публикации не принимаются разделы диссертаций и главы из книг.</text:p>
      <text:p text:style-name="P38">Передавая рукопись своей работы в редакцию, автор гарантирует, что текст не был опубликован ранее и не был передан в другое издательство. Ссылка на «Этическую мысль» при использовании материалов в статьи в последующих публикациях обязательна.</text:p>
      <text:p text:style-name="P38">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35">Адрес редакции: Российская Федерация, 109240, г. Москва, ул. Гончарная, д. 12, стр. 1, оф. 417. Тел.: +7 (495) 697-93-78; e-mail: ethical_thought@mail.ru; сайт: http://iph.ras.ru/em.htm</text:p>
      <text:p text:style-name="P38">Все статьи, планируемые к публикации в журнале «Этическая мысль», проходят процедуру анонимного рецензирования и утверждения на редколлегии.</text:p>
      <text:p text:style-name="P38">Редакция принимает решение о публикации текста в соответствии с решением редколлегии, главного редактора и оценками экспертов. Решение о публикации принимается в течение трех месяцев с момента получения рукописи.</text:p>
      <text:p text:style-name="P38">Редколлегия оставляет за собой право на редактирование материалов, согласовывая окончательный вариант с автором.</text:p>
      <text:p text:style-name="P36">Плата за публикацию материалов не взимается, гонорар авторам не выплачивается.</text:p>
      <text:p text:style-name="P37"><text:span text:style-name="T28">Рукописи принимаются в электронном виде в формате MS Word по электронному адресу редакции: </text:span><text:a xlink:type="simple" xlink:href="mailto:ethical_thought@mail.ru" text:style-name="Internet_20_link" text:visited-style-name="Visited_20_Internet_20_Link">ethical_thought@mail.ru</text:a></text:p>
      <text:p text:style-name="P38">Объем публикации – от 0,7 до 1,5 а.л., включая ссылки, примечания, список литературы, аннотацию. Аннотации требуются для публикаций любого рода (не только для статей, но и для обзоров, рецензий и др.).</text:p>
      <text:p text:style-name="P38">Шрифт “Liberation Serif”; размер шрифта: инициалы и фамилия автора (между инициалами пробелы не ставятся) – 12 кегль; заголовок – 13 кегль, подзаголовок и текст – 12, междустрочный интервал основного текста – 1,5; абзацный отступ – 0,9; выравнивание – по левому краю; знак сноски и текст сноски – 10 кегль; междустрочный интервал в сносках – одинарный; поля – 2,5 см. со всех сторон.</text:p>
      <text:p text:style-name="P38">Абзацные отступы, нумерованные и маркированные списки и сноски делаются только автоматически. Переносы не ставятся (ни вручную, ни автоматически).</text:p>
      <text:p text:style-name="P38">Обратите внимание не различие между дефисом (-) и тире (–). Дефис не отделяется пробелом от соединяемых слов. Между цифрами ставится короткое тире, в этом случае тире не отделяется пробелами от соединяемых цифр (например: 1905–1917. С. 125–211).</text:p>
      <text:p text:style-name="P38">Цитаты заключаются в кавычки «елочки». Если внутри цитаты, заключенной в кавычки, включаются слова, также заключенные в кавычки, для них используются кавычки “лапки”. Просьба обращать внимание на правильное написание кавычек:</text:p>
      <text:p text:style-name="P38"><text:span text:style-name="T35">“</text:span>текст” – правильно</text:p>
      <text:p text:style-name="P38"><text:span text:style-name="T35">”</text:span>текст” – неправильно.</text:p>
      <text:p text:style-name="P38">Для обозначения века используются римские цифры (например: <text:span text:style-name="T15">XVIII</text:span>). Слово «век» всегда сокращается до одной буквы (в.), «века» (мн. число) – до двух букв (вв.)</text:p>
      <text:p text:style-name="P39">Примечания и библиографические ссылки оформляются как постраничные сноски со сквозной нумерацией.</text:p>
      <text:p text:style-name="P39">Помимо основного текста, рукопись должна включать следующие обязательные элементы на <text:span text:style-name="T11">русском и английском языках</text:span>:</text:p>
      <text:list xml:id="list3645573997" text:style-name="List_20_2">
        <text:list-item>
          <text:p text:style-name="P74">Сведения об авторе(ах).</text:p>
          <text:p text:style-name="P75">На русском языке:</text:p>
          <text:list>
            <text:list-item>
              <text:p text:style-name="P76">фамилия, имя и отчество автора полностью</text:p>
            </text:list-item>
            <text:list-item>
              <text:p text:style-name="P76"><text:soft-page-break/>ученая степень, ученое звание</text:p>
            </text:list-item>
            <text:list-item>
              <text:p text:style-name="P76">место работы/учебы или соискательства (в именительном падеже официальное название организации с указанием ведомства без указания подразделений)</text:p>
            </text:list-item>
            <text:list-item>
              <text:p text:style-name="P76">полный юридический адрес места работы/учебы или соискательства (включая индекс, страну, город)</text:p>
            </text:list-item>
            <text:list-item>
              <text:p text:style-name="P76">адрес электронной почты автора(ов)</text:p>
            </text:list-item>
          </text:list>
          <text:p text:style-name="P75">На английском языке:</text:p>
          <text:list text:continue-numbering="true">
            <text:list-item>
              <text:p text:style-name="P76">фамилия и имя автора(ов) (транслитерация)</text:p>
            </text:list-item>
            <text:list-item>
              <text:p text:style-name="P76">ученая степень, ученое звание (перевод)</text:p>
            </text:list-item>
            <text:list-item>
              <text:p text:style-name="P76">место работы/учебы или соискательства (перевод; не следует переводить на английский язык преамбулы к названиям, определяющим тип, статус организации, например ФГБУН и т. п.) полный юридический адрес места работы/учебы или соискательства (перевод)</text:p>
            </text:list-item>
          </text:list>
        </text:list-item>
        <text:list-item>
          <text:p text:style-name="P74">Название статьи (или другого материала)</text:p>
        </text:list-item>
        <text:list-item>
          <text:p text:style-name="P74">Аннотация (от 200 до 250 слов)</text:p>
        </text:list-item>
        <text:list-item>
          <text:p text:style-name="P74">Ключевые слова (до 10 слов и словосочетаний)</text:p>
        </text:list-item>
        <text:list-item>
          <text:p text:style-name="P74">Список литературы<text:bookmark text:name="_GoBack1"/></text:p>
        </text:list-item>
      </text:list>
      <text:p text:style-name="P38">Рукописи на русском языке должны содержать два варианта представления списка литературы:</text:p>
      <text:list xml:id="list152056865325945" text:continue-list="list3645573997" text:style-name="List_20_2">
        <text:list-item text:start-value="1">
          <text:p text:style-name="P76">Список, озаглавленный «Список литературы» и выполненный в соответствии с требованиями ГОСТа. В начале списка в алфавитном порядке указываются источники на русском языке, затем – источники на иностранных языках.</text:p>
        </text:list-item>
        <text:list-item>
          <text:p text:style-name="P76">Список, озаглавленный «<text:span text:style-name="T36">References</text:span>» и выполн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 следующей схеме:</text:p>
          <text:list>
            <text:list-item>
              <text:p text:style-name="P76">автор (транслитерация)</text:p>
            </text:list-item>
            <text:list-item>
              <text:p text:style-name="P76">заглавие (транслитерация)</text:p>
            </text:list-item>
            <text:list-item>
              <text:p text:style-name="P76">[перевод заглавия на английский язык в квадратных скобках]</text:p>
            </text:list-item>
            <text:list-item>
              <text:p text:style-name="P76">название русскоязычного источника (транслитерация)</text:p>
            </text:list-item>
            <text:list-item>
              <text:p text:style-name="P76">[перевод названия источника на английский язык в квадратных скобках]</text:p>
            </text:list-item>
            <text:list-item>
              <text:p text:style-name="P76">выходные данные на английском языке.</text:p>
            </text:list-item>
          </text:list>
        </text:list-item>
      </text:list>
      <text:p text:style-name="P41"><text:span text:style-name="T28">Для транслитерации русскоязычных источников следует использовать сайт: </text:span><text:a xlink:type="simple" xlink:href="http://trans.li/" text:style-name="Internet_20_link" text:visited-style-name="Visited_20_Internet_20_Link">http://trans.li</text:a><text:span text:style-name="T28">, в графе «варианты перевода» выбрать “BSI”.</text:span></text:p>
      <text:p text:style-name="P38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38">Если список литературы состоит исключительно из источников на иностранных языках, «Список литературы» и “<text:span text:style-name="T36">References</text:span>” объединяются: «Список литературы / <text:span text:style-name="T36">References</text:span>». Список оформляется в соответствии с требованиями международных библиографических баз данных и помещается в конце рукописи.</text:p>
      <text:p text:style-name="P43">Порядок расположения обязательных элементов</text:p>
      <text:p text:style-name="P38">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“<text:span text:style-name="T36">References</text:span>”).</text:p>
      <text:p text:style-name="P38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text:span text:style-name="T15">pdf</text:span>.</text:p>
      <text:p text:style-name="P38">Подробные рекомендации и примеры оформления текста, аннотаций, списка литературы и проч. см. здесь: http://iph.ras.ru/em_guide.htm</text:p>
      <text:p text:style-name="P40">Материалы, не соответствующие какому-либо из указанных требований, не публику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true" fo:line-height="0.432cm" fo:text-align="justify" style:justify-single-word="false" fo:orphans="2" fo:widows="3" fo:hyphenation-ladder-count="3" fo:text-indent="0.7c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0.499cm" fo:margin-right="0cm" fo:line-height="100%" fo:text-align="justify" style:justify-single-word="false" fo:hyphenation-ladder-count="no-limit" fo:text-indent="-0.499c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1.101cm" fo:margin-bottom="0.215cm" loext:contextual-spacing="false" fo:text-align="center" style:justify-single-word="false" fo:text-indent="0c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.353cm" fo:margin-bottom="1.3cm" loext:contextual-spacing="true" fo:line-height="100%" fo:text-align="center" style:justify-single-word="false" style:register-true="true" fo:text-indent="0c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Ключевые_20_слова" style:master-page-name="">
      <style:paragraph-properties fo:margin-top="0cm" fo:margin-bottom="0.3c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Ключевые_20_слова" style:display-name="Ключевые слова" style:family="paragraph" style:parent-style-name="Standard" style:master-page-name="">
      <style:paragraph-properties fo:margin-left="0cm" fo:margin-right="0cm" fo:margin-top="0.101cm" fo:margin-bottom="0.7cm" loext:contextual-spacing="false" fo:line-height="0.388cm" fo:text-align="justify" style:justify-single-word="false" fo:text-indent="0cm" style:auto-text-indent="false" style:page-number="auto" style:shadow="none" style:writing-mode="page"/>
      <style:text-properties fo:font-size="10pt" fo:letter-spacing="-0.004cm" style:font-size-asian="10.5pt"/>
    </style:style>
    <style:style style:name="Эпиграф" style:family="paragraph" style:parent-style-name="Standard">
      <style:paragraph-properties fo:margin-top="0cm" fo:margin-bottom="0.275c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41cm" fo:margin-bottom="0.441cm" loext:contextual-spacing="false" fo:line-height="100%" fo:text-indent="0c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41cm" fo:margin-bottom="0.441cm" loext:contextual-spacing="false" fo:text-indent="0c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margin-top="0cm" fo:margin-bottom="0cm" loext:contextual-spacing="true" fo:line-height="0.388cm" fo:text-align="justify" style:justify-single-word="false" fo:text-indent="0.7cm" style:auto-text-indent="false" style:writing-mode="page"/>
      <style:text-properties fo:font-size="10pt" fo:letter-spacing="-0.004c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cm" fo:margin-bottom="0.275c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03c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03cm" fo:border-left="none" fo:border-right="none" fo:border-top="none" fo:border-bottom="0.51pt solid #000000" style:shadow="none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cm" fo:margin-right="0cm" fo:margin-top="0cm" fo:margin-bottom="0.3cm" loext:contextual-spacing="false" fo:line-height="0.319cm" fo:text-align="justify" style:justify-single-word="false" fo:hyphenation-ladder-count="no-limit" fo:text-indent="0c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margin-top="0cm" fo:margin-bottom="0.101cm" loext:contextual-spacing="false" fo:line-height="0.349cm" fo:text-align="center" style:justify-single-word="false" style:writing-mode="page"/>
      <style:text-properties fo:font-size="9pt" style:font-size-asian="10pt" style:font-size-complex="10pt"/>
    </style:style>
    <style:style style:name="Задний_20_форзац" style:display-name="Задний форзац" style:family="paragraph">
      <style:paragraph-properties fo:margin-left="0cm" fo:margin-right="0cm" fo:text-indent="0cm" style:auto-text-indent="false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212cm" fo:margin-bottom="0.423cm" loext:contextual-spacing="false" fo:line-height="0.388cm" fo:text-align="center" style:justify-single-word="false" fo:text-indent="0c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423cm" fo:margin-bottom="0.212cm" loext:contextual-spacing="false" fo:text-align="center" style:justify-single-word="false" fo:keep-together="always" fo:orphans="0" fo:widows="0" fo:text-indent="0c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353cm" loext:contextual-spacing="false" fo:line-height="0.706c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cm" fo:margin-right="0cm" fo:margin-top="0.379cm" fo:margin-bottom="0.3cm" loext:contextual-spacing="false" fo:line-height="100%" fo:text-align="center" style:justify-single-word="false" fo:orphans="2" fo:widows="2" fo:text-indent="0c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" fo:font-family="'Liberation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cm" fo:margin-right="0cm" fo:margin-top="0cm" fo:margin-bottom="0.09cm" loext:contextual-spacing="false" fo:line-height="0.392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>
        <style:tab-stops>
          <style:tab-stop style:position="14cm" style:type="right" style:leader-style="dotted" style:leader-text="."/>
        </style:tab-stops>
      </style:paragraph-properties>
      <style:text-properties style:use-window-font-color="true" style:font-name="Liberation Serif" fo:font-family="'Liberation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0.335cm" fo:orphans="0" fo:widows="0" fo:text-indent="0.7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0.388cm" fo:text-align="justify" style:justify-single-word="false" style:writing-mode="page"/>
      <style:text-properties fo:font-size="10pt" style:font-size-asian="10.5pt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" fo:font-family="'Liberation Serif'" style:font-family-generic="roman" style:font-pitch="variable" style:text-underline-style="solid" style:text-underline-width="auto" style:text-underline-color="font-color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4cm" fo:margin-left="0.3c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cm" fo:text-indent="-0.199cm" fo:margin-left="0.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1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799cm" fo:margin-left="1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1.099cm" fo:margin-left="1.7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1.401cm" fo:margin-left="2.1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1.7cm" fo:margin-left="2.4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1cm" fo:text-indent="-2cm" fo:margin-left="2.7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2.3cm" fo:margin-left="3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.002cm" style:rel-width="100%" table:align="center" style:writing-mode="page"/>
    </style:style>
    <style:style style:name="Таблица3.A" style:family="table-column">
      <style:table-column-properties style:column-width="6.5cm" style:rel-column-width="3685*"/>
    </style:style>
    <style:style style:name="Таблица3.B" style:family="table-column">
      <style:table-column-properties style:column-width="6.502cm" style:rel-column-width="3686*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3.002cm" style:rel-width="100%" table:align="center" style:writing-mode="page"/>
    </style:style>
    <style:style style:name="Таблица4.A" style:family="table-column">
      <style:table-column-properties style:column-width="6.5cm" style:rel-column-width="3685*"/>
    </style:style>
    <style:style style:name="Таблица4.B" style:family="table-column">
      <style:table-column-properties style:column-width="6.502cm" style:rel-column-width="3686*"/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rel-width="100%" table:align="center" style:writing-mode="page"/>
    </style:style>
    <style:style style:name="Таблица6.A" style:family="table-column">
      <style:table-column-properties style:rel-column-width="7002*"/>
    </style:style>
    <style:style style:name="Таблица6.B" style:family="table-column">
      <style:table-column-properties style:rel-column-width="369*"/>
    </style:style>
    <style:style style:name="Таблица6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7" style:family="table">
      <style:table-properties style:rel-width="100%" table:align="center" style:writing-mode="page"/>
    </style:style>
    <style:style style:name="Таблица7.A" style:family="table-column">
      <style:table-column-properties style:rel-column-width="368*"/>
    </style:style>
    <style:style style:name="Таблица7.B" style:family="table-column">
      <style:table-column-properties style:rel-column-width="7003*"/>
    </style:style>
    <style:style style:name="Таблица7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5" style:family="table">
      <style:table-properties style:width="13.002cm" style:rel-width="100%" table:align="center" style:writing-mode="page"/>
    </style:style>
    <style:style style:name="Таблица5.A" style:family="table-column">
      <style:table-column-properties style:column-width="6.5cm" style:rel-column-width="3685*"/>
    </style:style>
    <style:style style:name="Таблица5.B" style:family="table-column">
      <style:table-column-properties style:column-width="6.502cm" style:rel-column-width="3686*"/>
    </style:style>
    <style:style style:name="Таблица5.A1" style:family="table-cell">
      <style:table-cell-properties fo:padding="0cm" fo:border="none"/>
    </style:style>
    <style:style style:name="MP1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MP2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MP3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4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829447" style:font-size-asian="10pt" style:font-size-complex="10pt"/>
    </style:style>
    <style:style style:name="MP5" style:family="paragraph" style:parent-style-name="Первая_20_страница">
      <style:paragraph-properties fo:line-height="100%"/>
      <style:text-properties officeooo:paragraph-rsid="01829447"/>
    </style:style>
    <style:style style:name="MP6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7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a0a580" style:font-style-asian="normal" style:font-style-complex="normal"/>
    </style:style>
    <style:style style:name="MP14" style:family="paragraph" style:parent-style-name="Верхний_20_колонтитул_20_пра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MP15" style:family="paragraph" style:parent-style-name="Верхний_20_колонтитул_20_ле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italic" officeooo:rsid="013b4ce1" officeooo:paragraph-rsid="01a0a580" style:font-style-asian="italic" style:font-style-complex="italic"/>
    </style:style>
    <style:style style:name="MP16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7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9" style:family="paragraph" style:parent-style-name="Footer">
      <style:text-properties fo:font-size="8pt" officeooo:rsid="00dbd734" officeooo:paragraph-rsid="01a08e99" style:font-size-asian="8pt" style:font-size-complex="8pt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829447"/>
    </style:style>
    <style:style style:name="MT5" style:family="text">
      <style:text-properties fo:font-size="10pt" officeooo:rsid="01695a52" style:font-size-asian="10pt" style:font-size-complex="10pt"/>
    </style:style>
    <style:style style:name="MT6" style:family="text">
      <style:text-properties fo:font-size="10pt" officeooo:rsid="01829447" style:font-size-asian="10pt" style:font-size-complex="10pt"/>
    </style:style>
    <style:style style:name="MT7" style:family="text">
      <style:text-properties officeooo:rsid="01a0a580"/>
    </style:style>
    <style:style style:name="MT8" style:family="text">
      <style:text-properties officeooo:rsid="01a1c188"/>
    </style:style>
    <style:page-layout style:name="Mpm1">
      <style:page-layout-properties fo:page-width="17.401cm" fo:page-height="23.999cm" style:num-format="1" style:print-orientation="portrait" fo:margin-top="1.499cm" fo:margin-bottom="2cm" fo:margin-left="2.2cm" fo:margin-right="2.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6.6cm" fo:page-height="25.599cm" style:num-format="1" style:print-orientation="portrait" fo:margin-top="1.1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0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6.701cm" fo:page-height="25.501cm" style:num-format="1" style:print-orientation="portrait" fo:margin-top="1.1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.401cm" fo:page-height="23.999cm" style:num-format="1" style:print-orientation="portrait" fo:margin-top="1.199cm" fo:margin-bottom="1.9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cm" fo:margin-left="0cm" fo:margin-right="0cm" fo:margin-top="0cm" fo:background-color="transparent" style:dynamic-spacing="false" draw:fill="none" draw:fill-color="#729fcf"/>
      </style:footer-style>
    </style:page-layout>
    <style:page-layout style:name="Mpm6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.401cm" fo:page-height="23.999cm" style:num-format="1" style:print-orientation="portrait" fo:margin-top="1.3cm" fo:margin-bottom="1.7cm" fo:margin-left="2.2cm" fo:margin-right="2.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15cm">
        <style:columns fo:column-count="1" fo:column-gap="0cm"/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7cm" fo:margin-left="0cm" fo:margin-right="0cm" fo:margin-bottom="0.2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1">
      <style:page-layout-properties fo:page-width="17.401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6.701cm" fo:page-height="25.5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7.401cm" fo:page-height="23.999cm" style:num-format="1" style:print-orientation="landscape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2016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4">ISSN 2074-4870 (<text:span text:style-name="MT4">Print)</text:span></text:p>
        <text:p text:style-name="MP5"><text:span text:style-name="MT5">ISSN 2074-4897 </text:span><text:span text:style-name="MT6">(Online)</text:span></text:p>
      </style:header>
      <style:footer>
        <text:p text:style-name="MP6">© Institute of Philosophy, Russian Academy of Sciences, <text:variable-get text:name="Год" style:data-style-name="N0">2016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7">Этическая мысль</text:p>
              <text:p text:style-name="MP7"><text:variable-get text:name="Год" style:data-style-name="N0">2016</text:variable-get>. Т. <text:variable-get text:name="Том" style:data-style-name="N0">16</text:variable-get>. <text:span text:style-name="MT7">№</text:span> <text:variable-get text:name="Номер" style:data-style-name="N0">2</text:variable-get></text:p>
            </table:table-cell>
            <table:table-cell table:style-name="Таблица3.A1" office:value-type="string">
              <text:p text:style-name="MP8">Ethical Thought</text:p>
              <text:p text:style-name="MP8"><text:variable-get text:name="Год" style:data-style-name="N0">2016</text:variable-get>, <text:span text:style-name="MT8">V</text:span>ol. <text:variable-get text:name="Том" style:data-style-name="N0">16</text:variable-get>, <text:span text:style-name="MT8">N</text:span>o. <text:variable-get text:name="Номер" style:data-style-name="N0">2</text:variable-get></text:p>
            </table:table-cell>
          </table:table-row>
          <table:table-row>
            <table:table-cell table:style-name="Таблица3.A1" office:value-type="string">
              <text:p text:style-name="MP7"/>
            </table:table-cell>
            <table:table-cell table:style-name="Таблица3.A1" office:value-type="string">
              <text:p text:style-name="MP8"/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10">Этическая мысль</text:p>
              <text:p text:style-name="MP10"><text:variable-get text:name="Год" style:data-style-name="N0">2016</text:variable-get>. Т. <text:variable-get text:name="Том" style:data-style-name="N0">16</text:variable-get>. <text:span text:style-name="MT7">№</text:span> <text:variable-get text:name="Номер" style:data-style-name="N0">2</text:variable-get></text:p>
            </table:table-cell>
            <table:table-cell table:style-name="Таблица4.A1" office:value-type="string">
              <text:p text:style-name="MP11">Ethical Thought</text:p>
              <text:p text:style-name="MP11"><text:variable-get text:name="Год" style:data-style-name="N0">2016</text:variable-get>, <text:span text:style-name="MT8">V</text:span>ol. <text:variable-get text:name="Том" style:data-style-name="N0">16</text:variable-get>, <text:span text:style-name="MT8">N</text:span>o. <text:variable-get text:name="Номер" style:data-style-name="N0">2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Страница_20_статьи" style:display-name="Страница статьи" style:page-layout-name="Mpm9">
      <style:header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MP13"/>
            </table:table-cell>
            <table:table-cell table:style-name="Таблица6.A1" office:value-type="string">
              <text:p text:style-name="MP14"><text:page-number text:select-page="current">0</text:page-number></text:p>
            </table:table-cell>
          </table:table-row>
        </table:table>
      </style:header>
      <style:header-left>
        <table:table table:name="Таблица7" table:style-name="Таблица7">
          <table:table-column table:style-name="Таблица7.A"/>
          <table:table-column table:style-name="Таблица7.B"/>
          <table:table-row>
            <table:table-cell table:style-name="Таблица7.A1" office:value-type="string">
              <text:p text:style-name="MP13"><text:page-number text:select-page="current">6</text:page-number></text:p>
            </table:table-cell>
            <table:table-cell table:style-name="Таблица7.A1" office:value-type="string">
              <text:p text:style-name="MP15"/>
            </table:table-cell>
          </table:table-row>
        </table:table>
      </style:header-left>
    </style:master-page>
    <style:master-page style:name="Первая_20_страница_20_статьи" style:display-name="Первая страница статьи" style:page-layout-name="Mpm10" style:next-style-name="Страница_20_статьи">
      <style:head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16">Этическая мысль</text:p>
              <text:p text:style-name="MP16"><text:variable-get text:name="Год" style:data-style-name="N0">2016</text:variable-get>. Т. <text:variable-get text:name="Том" style:data-style-name="N0">16</text:variable-get>. № <text:variable-get text:name="Номер" style:data-style-name="N0">2</text:variable-get>. С. <text:page-number text:select-page="current">5</text:page-number>–</text:p>
              <text:p text:style-name="MP17"/>
            </table:table-cell>
            <table:table-cell table:style-name="Таблица5.A1" office:value-type="string">
              <text:p text:style-name="MP18">Ethical Thought</text:p>
              <text:p text:style-name="MP18"><text:variable-get text:name="Год" style:data-style-name="N0">2016</text:variable-get>, <text:span text:style-name="MT7">V</text:span>ol. <text:variable-get text:name="Том" style:data-style-name="N0">16</text:variable-get>, <text:span text:style-name="MT7">N</text:span>o. <text:variable-get text:name="Номер" style:data-style-name="N0">2</text:variable-get>, pp. <text:page-number text:select-page="current">5</text:page-number>–</text:p>
              <text:p text:style-name="MP18">DOI: 10.21146/2074-4870-<text:variable-get text:name="Год" style:data-style-name="N0">2016</text:variable-get>-<text:variable-get text:name="Том" style:data-style-name="N0">16</text:variable-get>-<text:variable-get text:name="Номер" style:data-style-name="N0">2</text:variable-get>-<text:page-number text:select-page="current">5</text:page-number>-</text:p>
            </table:table-cell>
          </table:table-row>
        </table:table>
      </style:header>
      <style:footer>
        <text:p text:style-name="MP19"/>
      </style:footer>
    </style:master-page>
    <style:master-page style:name="Index" style:hidden="true" style:page-layout-name="Mpm11"/>
    <style:master-page style:name="Envelope" style:hidden="true" style:page-layout-name="Mpm12"/>
    <style:master-page style:name="HTML" style:hidden="true" style:page-layout-name="Mpm13"/>
    <style:master-page style:name="Landscape" style:page-layout-name="Mpm14"/>
    <style:master-page style:name="Титул_20_русский" style:display-name="Титул русский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<text:variable-get text:name="Год" style:data-style-name="N0">20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8:02.942605337</meta:creation-date>
    <meta:generator>LibreOffice/6.1.5.2$Linux_X86_64 LibreOffice_project/90f8dcf33c87b3705e78202e3df5142b201bd805</meta:generator>
    <meta:editing-duration>PT7M48S</meta:editing-duration>
    <meta:editing-cycles>3</meta:editing-cycles>
    <dc:date>2019-04-01T15:20:54.471269378</dc:date>
    <meta:document-statistic meta:table-count="9" meta:image-count="0" meta:object-count="0" meta:page-count="8" meta:paragraph-count="148" meta:word-count="1510" meta:character-count="11659" meta:non-whitespace-character-count="10293"/>
  </office:meta>
</office:document-meta>
</file>